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Impl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error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info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debug( String aMessage , Throwable a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error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warn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LoggerImpl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error( String aMessage , Throwable a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Impl.debug( String a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